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39cm" fo:widows="1" fo:text-indent="0cm" style:auto-text-indent="false"/>
    </style:style>
    <style:style style:name="T1" style:family="text">
      <style:text-properties fo:font-variant="normal" fo:text-transform="none" fo:color="#000000" style:font-name="Helvetica Neue" fo:font-size="7.80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 initial condition is roughly speaking something that starts the recurrence relation off. As you can see from the problem, computing {n,k} requires knowledge of {n-1,k} and {n-1,k-1}. But where do {n-1,k} and {n-1,k-1} come from? In either one of two ways: from initial conditions (if k = 1 or k = n) or from their own recurrence relations. </text:span><text:line-break/><text:line-break/><text:span text:style-name="T1">While couched in terms of k-means, this is really a question about counting/combinatorics. The intent of this problem is to show that counting the number of possible clusterings of n points into k clusters can be expressed in terms of counting the number of clusterings of n-1 points into k or k-1 clusters. </text:span><text:line-break/><text:line-break/><text:span text:style-name="T1">Suppose you had to partition n points into k clusters. Let P be one of the points. There are two possibilities for P: either [1] P is the sole point in its own cluster, or [2] P shares a cluster with at least one other point. </text:span><text:line-break/><text:line-break/><text:span text:style-name="T1">To enumerate the clusterings for [1], we can just put the non-P n-1 points into k-1 clusters (in {n-1,k-1} ways), and then append the kth cluster with just P in it. So there are {n-1,k-1} possible clusterings for [1]. </text:span><text:line-break/><text:line-break/><text:span text:style-name="T1">To enumerate the clusterings for [2], we put the non-P n-1 points into k clusters (in {n-1,k} ways), and then drop P into any of the k clusters. So there are k * {n-1,k} possible clusterings for [1]. </text:span><text:line-break/><text:line-break/><text:span text:style-name="T1">But [1] and [2] altogether account for all possible clusterings for n points into k clusters ({n,k}). Therefore we can make this equation: </text:span><text:line-break/><text:line-break/><text:span text:style-name="T1">{n,k} = k{n-1,k} + {n-1,k-1} </text:span><text:line-break/><text:line-break/><text:span text:style-name="T1">The initial conditions should be clear: </text:span><text:line-break/><text:span text:style-name="T1">{n,n} = 1 because there is only one way to partition n points into n clusters of one point each. </text:span><text:line-break/><text:span text:style-name="T1">{n,1} = 1 because there is only one way to pile all the points into one cluster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6:09:44.92</meta:creation-date>
    <meta:document-statistic meta:table-count="0" meta:image-count="0" meta:object-count="0" meta:page-count="1" meta:paragraph-count="1" meta:word-count="306" meta:character-count="1697"/>
    <dc:date>2015-07-16T16:10:30.13</dc:date>
    <meta:editing-duration>PT50S</meta:editing-duration>
    <meta:editing-cycles>1</meta:editing-cycles>
    <meta:generator>OpenOffice.org/3.4.1$Win32 OpenOffice.org_project/341m1$Build-9593</meta:generator>
  </office:meta>
</office:document-meta>
</file>